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144cm"/>
    </style:style>
    <style:style style:name="co4" style:family="table-column">
      <style:table-column-properties fo:break-before="auto" style:column-width="9.738cm"/>
    </style:style>
    <style:style style:name="co5" style:family="table-column">
      <style:table-column-properties fo:break-before="auto" style:column-width="7.692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8.892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12.0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3.096cm" fo:break-before="auto" style:use-optimal-row-height="false"/>
    </style:style>
    <style:style style:name="ro4" style:family="table-row">
      <style:table-row-properties style:row-height="3.632cm" fo:break-before="auto" style:use-optimal-row-height="true"/>
    </style:style>
    <style:style style:name="ro5" style:family="table-row">
      <style:table-row-properties style:row-height="2.755cm" fo:break-before="auto" style:use-optimal-row-height="true"/>
    </style:style>
    <style:style style:name="ro6" style:family="table-row">
      <style:table-row-properties style:row-height="2.17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4.528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ouble-thin #000000" style:border-line-width-bottom="0.018cm 0.026cm 0.018cm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1.76pt double-thin #000000" style:border-line-width-top="0.018cm 0.026cm 0.018cm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20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32"/>
        <table:table-column table:style-name="co9" table:default-cell-style-name="Default"/>
        <table:table-column table:style-name="co8" table:default-cell-style-name="ce32"/>
        <table:table-column table:style-name="co9" table:default-cell-style-name="Default"/>
        <table:table-column table:style-name="co8" table:default-cell-style-name="ce32"/>
        <table:table-column table:style-name="co9" table:default-cell-style-name="Default"/>
        <table:table-column table:style-name="co1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3" table:number-columns-repeated="4"/>
          <table:table-cell table:style-name="ce21" table:number-columns-repeated="3"/>
          <table:table-cell table:style-name="ce26"/>
          <table:table-cell table:style-name="ce1" table:number-columns-repeated="2"/>
          <table:table-cell table:style-name="ce33"/>
          <table:table-cell table:style-name="ce1"/>
          <table:table-cell table:style-name="ce33"/>
          <table:table-cell table:style-name="ce1"/>
          <table:table-cell table:style-name="ce33"/>
          <table:table-cell table:style-name="ce1" table:number-columns-repeated="1008"/>
        </table:table-row>
        <table:table-row table:style-name="ro3">
          <table:table-cell table:style-name="ce2"/>
          <table:table-cell table:style-name="ce4"/>
          <table:table-cell table:style-name="ce4" office:value-type="string" calcext:value-type="string">
            <text:p>Stakeholder</text:p>
          </table:table-cell>
          <table:table-cell table:style-name="ce4" office:value-type="string" calcext:value-type="string">
            <text:p>Erwartungen</text:p>
          </table:table-cell>
          <table:table-cell table:style-name="ce4" office:value-type="string" calcext:value-type="string">
            <text:p>Befürchtungen</text:p>
          </table:table-cell>
          <table:table-cell table:style-name="ce22" office:value-type="string" calcext:value-type="string">
            <text:p>Interesse</text:p>
          </table:table-cell>
          <table:table-cell table:style-name="ce22" office:value-type="string" calcext:value-type="string">
            <text:p>Einfluss</text:p>
          </table:table-cell>
          <table:table-cell table:style-name="ce22" office:value-type="string" calcext:value-type="string">
            <text:p>Konfliktpotential</text:p>
          </table:table-cell>
          <table:table-cell table:style-name="ce27" office:value-type="string" calcext:value-type="string">
            <text:p>Maßnahmen</text:p>
          </table:table-cell>
          <table:table-cell table:style-name="ce2" table:number-columns-repeated="2"/>
          <table:table-cell table:style-name="ce34"/>
          <table:table-cell table:style-name="ce2"/>
          <table:table-cell table:style-name="ce34"/>
          <table:table-cell table:style-name="ce2"/>
          <table:table-cell table:style-name="ce34"/>
          <table:table-cell table:style-name="ce2" table:number-columns-repeated="1008"/>
        </table:table-row>
        <table:table-row table:style-name="ro4">
          <table:table-cell/>
          <table:table-cell table:style-name="ce5" office:value-type="string" calcext:value-type="string">
            <text:p>S1</text:p>
          </table:table-cell>
          <table:table-cell table:style-name="ce10" office:value-type="string" calcext:value-type="string">
            <text:p>Herr Beta Two (Geschäftsführer)</text:p>
          </table:table-cell>
          <table:table-cell table:style-name="ce10" office:value-type="string" calcext:value-type="string">
            <text:p>- Qualitativ hochwertiges Produkt</text:p>
            <text:p>- Positives Branding für die Firma</text:p>
            <text:p>- Schneller Gewinn</text:p>
            <text:p>- Tägliches Feierabendbier mit den Mitarbeitern</text:p>
            <text:p>- Zufriedene Mitarbeiter</text:p>
            <text:p>- Unternehmenswachstum</text:p>
            <text:p>- Marktexpansion</text:p>
            <text:p/>
          </table:table-cell>
          <table:table-cell table:style-name="ce10" office:value-type="string" calcext:value-type="string">
            <text:p>- Streit im Team</text:p>
            <text:p>- Konflikte zwischen Mitarbeiten</text:p>
            <text:p>- Keine Ruhe am Abend</text:p>
            <text:p>- Mangelnder Entwicklungsfortschritt</text:p>
            <text:p>- Fehler in der Software</text:p>
            <text:p>- Imageverlust der Firma</text:p>
            <text:p>- Investitionen verlieren</text:p>
          </table:table-cell>
          <table:table-cell table:number-columns-repeated="3" table:style-name="ce5" office:value-type="string" calcext:value-type="string">
            <text:p>+</text:p>
          </table:table-cell>
          <table:table-cell office:value-type="string" calcext:value-type="string">
            <text:p>partizipativ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S2</text:p>
          </table:table-cell>
          <table:table-cell table:style-name="ce10" office:value-type="string" calcext:value-type="string">
            <text:p>Frau Alpha One (Investorenvertreterin)</text:p>
          </table:table-cell>
          <table:table-cell table:style-name="ce10" office:value-type="string" calcext:value-type="string">
            <text:p>- Hohe Rendite </text:p>
            <text:p>- Schnelle Rendite</text:p>
            <text:p>- Einhaltung von Terminen</text:p>
            <text:p>- Verbindliche Absprachen</text:p>
            <text:p>- Permanente Kontrollmöglichkeit</text:p>
            <text:p>- Kein Widerspruch</text:p>
          </table:table-cell>
          <table:table-cell table:style-name="ce10" office:value-type="string" calcext:value-type="string">
            <text:p>- Konflikte mit anderen Investoren</text:p>
            <text:p>- Absprachen werden nicht eingehalten</text:p>
            <text:p>- Investitionen verlieren</text:p>
            <text:p>- Repurtationsverlust</text:p>
          </table:table-cell>
          <table:table-cell table:number-columns-repeated="3" table:style-name="ce5" office:value-type="string" calcext:value-type="string">
            <text:p>+</text:p>
          </table:table-cell>
          <table:table-cell table:style-name="ce28" office:value-type="string" calcext:value-type="string">
            <text:p>partizipativ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S3</text:p>
          </table:table-cell>
          <table:table-cell table:style-name="ce10" office:value-type="string" calcext:value-type="string">
            <text:p>Herr Charlie Three (Risikomanagement)</text:p>
          </table:table-cell>
          <table:table-cell table:style-name="ce10" office:value-type="string" calcext:value-type="string">
            <text:p>- Projekterfolg</text:p>
            <text:p>- Risikovermeidung</text:p>
            <text:p>- Klare Kommunikation</text:p>
            <text:p>- Mehr Zeit mit der Familie</text:p>
          </table:table-cell>
          <table:table-cell table:style-name="ce10" office:value-type="string" calcext:value-type="string">
            <text:p>- Nicht abgesichertes Risiko tritt auf</text:p>
            <text:p>- Keine Zeit für die Familie</text:p>
            <text:p>- Druck nicht standhalten zu können</text:p>
          </table:table-cell>
          <table:table-cell table:number-columns-repeated="2"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 calcext:value-type="string">
            <text:p>S4</text:p>
          </table:table-cell>
          <table:table-cell table:style-name="ce10" office:value-type="string" calcext:value-type="string">
            <text:p>Herr Delta Four (Stakeholdermanagement)</text:p>
          </table:table-cell>
          <table:table-cell table:style-name="ce10" office:value-type="string" calcext:value-type="string">
            <text:p>- Glückliche Stakeholder</text:p>
            <text:p>- Entspannte Arbeitstage</text:p>
          </table:table-cell>
          <table:table-cell table:style-name="ce10" office:value-type="string" calcext:value-type="string">
            <text:p>- Zu viel Arbeit</text:p>
            <text:p>- Angeschrien zu werde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28"/>
          <table:table-cell table:number-columns-repeated="1015"/>
        </table:table-row>
        <table:table-row table:style-name="ro8">
          <table:table-cell/>
          <table:table-cell table:style-name="ce5" office:value-type="string" calcext:value-type="string">
            <text:p>S5</text:p>
          </table:table-cell>
          <table:table-cell table:style-name="ce10" office:value-type="string" calcext:value-type="string">
            <text:p>Frau Echo Five (Controlling)</text:p>
          </table:table-cell>
          <table:table-cell table:style-name="ce10" office:value-type="string" calcext:value-type="string">
            <text:p>- Kontrolle über das Projekt</text:p>
            <text:p>- Korrekte Buchführung</text:p>
            <text:p>- Budgeteinhaltung</text:p>
          </table:table-cell>
          <table:table-cell table:style-name="ce10" office:value-type="string" calcext:value-type="string">
            <text:p>- Kriminelle Machenschaften</text:p>
            <text:p>- Veruntreuung von Geldern</text:p>
            <text:p>- Kosten nicht korrekt gebucht</text:p>
            <text:p>- Kostenrahmen nicht eingehalten</text:p>
          </table:table-cell>
          <table:table-cell table:number-columns-repeated="3" table:style-name="ce5" office:value-type="string" calcext:value-type="string">
            <text:p>+</text:p>
          </table:table-cell>
          <table:table-cell table:style-name="ce29" office:value-type="string" calcext:value-type="string">
            <text:p>partizipativ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S6</text:p>
          </table:table-cell>
          <table:table-cell table:style-name="ce10" office:value-type="string" calcext:value-type="string">
            <text:p>Herr Foxtrot Six (Entwickler\Sicherheitsexperte)</text:p>
          </table:table-cell>
          <table:table-cell table:style-name="ce10" office:value-type="string" calcext:value-type="string">
            <text:p>- Sichere Software</text:p>
            <text:p>- Sichere Server</text:p>
            <text:p>- Einhalten von Sicherheitsstandarts</text:p>
            <text:p>- Wenig Arbeit</text:p>
            <text:p>- Serverhosting im Inland</text:p>
            <text:p>- Ausschlafen</text:p>
            <text:p>- Früher Feierabend</text:p>
            <text:p>- Tiefgehende Expertendiskussionen</text:p>
          </table:table-cell>
          <table:table-cell table:style-name="ce10" office:value-type="string" calcext:value-type="string">
            <text:p>- "Unmoralische Verwendung" des Produkts</text:p>
            <text:p>- Geheimdienste hacken die Plattform</text:p>
            <text:p>- Kundendaten werden entwendet</text:p>
            <text:p>- Seine Autorität wird nicht respektiert</text:p>
            <text:p>- Kollegen „bauen Mist“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+</text:p>
          </table:table-cell>
          <table:table-cell table:style-name="ce29" office:value-type="string" calcext:value-type="string">
            <text:p>partizipativ</text:p>
          </table:table-cell>
          <table:table-cell table:number-columns-repeated="1015"/>
        </table:table-row>
        <table:table-row table:style-name="ro9">
          <table:table-cell/>
          <table:table-cell table:style-name="ce5" office:value-type="string" calcext:value-type="string">
            <text:p>S7</text:p>
          </table:table-cell>
          <table:table-cell table:style-name="ce10" office:value-type="string" calcext:value-type="string">
            <text:p>Frau Golf Seven (Entwicklerin\Softwarearchitektin)</text:p>
          </table:table-cell>
          <table:table-cell table:style-name="ce10" office:value-type="string" calcext:value-type="string">
            <text:p>- Softwarequalitätsstandarts werden eingehalten</text:p>
            <text:p>- Softwaredokumentation</text:p>
            <text:p>- Automatisierte Softwaretests</text:p>
            <text:p>- Herausforderungen</text:p>
            <text:p>- Perfektion</text:p>
            <text:p>- Nutzung der Methode des Pair-Programming</text:p>
            <text:p>- Weiterbildung aller Mitarbeiter</text:p>
          </table:table-cell>
          <table:table-cell table:style-name="ce10" office:value-type="string" calcext:value-type="string">
            <text:p>- Fehler in der Softwarearchitektur</text:p>
            <text:p>- Undiszipliniertes Team</text:p>
            <text:p>- Unqualifizierte Entwickler</text:p>
            <text:p>- Demotivierte Entwickler</text:p>
            <text:p>- Wenig Freiraum</text:p>
          </table:table-cell>
          <table:table-cell table:number-columns-repeated="3" table:style-name="ce5" office:value-type="string" calcext:value-type="string">
            <text:p>+</text:p>
          </table:table-cell>
          <table:table-cell table:style-name="ce29" office:value-type="string" calcext:value-type="string">
            <text:p>partizipativ</text:p>
          </table:table-cell>
          <table:table-cell table:number-columns-repeated="1015"/>
        </table:table-row>
        <table:table-row table:style-name="ro10">
          <table:table-cell/>
          <table:table-cell table:style-name="ce5" office:value-type="string" calcext:value-type="string">
            <text:p>S8</text:p>
          </table:table-cell>
          <table:table-cell table:style-name="ce10" office:value-type="string" calcext:value-type="string">
            <text:p>Frau Hotel Eight (Scrum-Masterin)</text:p>
          </table:table-cell>
          <table:table-cell table:style-name="ce10" office:value-type="string" calcext:value-type="string">
            <text:p>- Gute Teamdynamik</text:p>
            <text:p>- Yoga am Nachmittag</text:p>
            <text:p>- Strukturierten Tagesablauf</text:p>
            <text:p>- Pünktlichen Feierabend</text:p>
            <text:p>- Kein „toxisches Arbeitsumfeld“</text:p>
          </table:table-cell>
          <table:table-cell table:style-name="ce10" office:value-type="string" calcext:value-type="string">
            <text:p>- Stress</text:p>
            <text:p>- Rolle wird nicht respektiert</text:p>
            <text:p>- Überstunde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30"/>
          <table:table-cell table:number-columns-repeated="1015"/>
        </table:table-row>
        <table:table-row table:style-name="ro10">
          <table:table-cell/>
          <table:table-cell table:style-name="ce5" office:value-type="string" calcext:value-type="string">
            <text:p>S9</text:p>
          </table:table-cell>
          <table:table-cell table:style-name="ce11" office:value-type="string" calcext:value-type="string">
            <text:p>Herr India Nine (Product Owner)</text:p>
          </table:table-cell>
          <table:table-cell table:style-name="ce11" office:value-type="string" calcext:value-type="string">
            <text:p>- Konstruktive Kommunikation mit Stakeholdern</text:p>
            <text:p>- „Feiern“ mit den Kollegen in der Berliner Clubszene</text:p>
            <text:p>- Gehaltserhöhung</text:p>
            <text:p>- Unterstützung durchs Scrum-Team beim Produktverständnis</text:p>
          </table:table-cell>
          <table:table-cell table:style-name="ce10" office:value-type="string" calcext:value-type="string">
            <text:p>- Langweilige Kollegen</text:p>
            <text:p>- „Spießige Atmosphäre“</text:p>
            <text:p>- Kein Karriereaufstieg</text:p>
            <text:p>- Zu wenig Arbeit</text:p>
          </table:table-cell>
          <table:table-cell table:style-name="ce23" office:value-type="string" calcext:value-type="string">
            <text:p>+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+</text:p>
          </table:table-cell>
          <table:table-cell table:style-name="ce30"/>
          <table:table-cell table:number-columns-repeated="1015"/>
        </table:table-row>
        <table:table-row table:style-name="ro11">
          <table:table-cell/>
          <table:table-cell table:style-name="ce5" office:value-type="string" calcext:value-type="string">
            <text:p>S10</text:p>
          </table:table-cell>
          <table:table-cell table:style-name="ce10" office:value-type="string" calcext:value-type="string">
            <text:p>Frau Julia Zero-One (ESA - Director of TIA\Geschäftskunde)</text:p>
          </table:table-cell>
          <table:table-cell table:style-name="ce11" office:value-type="string" calcext:value-type="string">
            <text:p>- Software zur interplanetarischen Datenhaltung </text:p>
            <text:p>- Offener Quellcode</text:p>
            <text:p>- Performante Software</text:p>
            <text:p>- Möglichkeit eigene Mitarbeiter zur Softwareentwicklung abzustellen</text:p>
            <text:p>- Direkter Kontakt zu den Entwicklern</text:p>
            <text:p>- Direkter Kontakt zu der Geschäftsführung</text:p>
            <text:p>- Transparenz</text:p>
          </table:table-cell>
          <table:table-cell table:style-name="ce10" office:value-type="string" calcext:value-type="string">
            <text:p>- Keine Möglichkeit auf die Softwareentwicklung einzuwirken</text:p>
            <text:p>- Nicht für Mars-Erde-Datenabgleich geeignet</text:p>
            <text:p>- Performancelasting</text:p>
            <text:p>- Langsamer Projektfortschritt</text:p>
            <text:p>- Entwickler nehmen die „Bedeutung für die Forschung und Menschheit“ nicht ernst</text:p>
            <text:p>- Unwissenschaftliche Herangehensweise </text:p>
            <text:p>- Gefährdung von Astronauten </text:p>
          </table:table-cell>
          <table:table-cell table:style-name="ce23" office:value-type="string" calcext:value-type="string">
            <text:p>+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+</text:p>
          </table:table-cell>
          <table:table-cell table:style-name="ce30"/>
          <table:table-cell table:number-columns-repeated="1015"/>
        </table:table-row>
        <table:table-row table:style-name="ro9">
          <table:table-cell/>
          <table:table-cell table:style-name="ce6" office:value-type="string" calcext:value-type="string">
            <text:p>S11</text:p>
          </table:table-cell>
          <table:table-cell table:style-name="ce12" office:value-type="string" calcext:value-type="string">
            <text:p>Herr Kilo One-One (Potentieller privatkunde, 19 J., Auszubildender Veranstaltungskaufmann)</text:p>
          </table:table-cell>
          <table:table-cell table:style-name="ce16" office:value-type="string" calcext:value-type="string">
            <text:p>- "Cooles  Produkt"</text:p>
            <text:p>- Kontakt mit Freunden über die Plattform</text:p>
            <text:p>- Viele Features</text:p>
            <text:p>- „Alles was andere Sozial Networks auch haben und mehr!“</text:p>
            <text:p>- Seine Ideen verwirklicht sehen</text:p>
            <text:p>- Als Kunde ernst genommen werden</text:p>
          </table:table-cell>
          <table:table-cell table:style-name="ce16" office:value-type="string" calcext:value-type="string">
            <text:p>- Nicht mehr "Hipp" sein</text:p>
            <text:p>- Funktioniert nicht mit Android</text:p>
            <text:p>- „Uncooles“ Design</text:p>
            <text:p>- Zu teue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style-name="ce31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Legende:</text:p>
          </table:table-cell>
          <table:table-cell table:style-name="ce13" office:value-type="string" calcext:value-type="string">
            <text:p>Interesse</text:p>
          </table:table-cell>
          <table:table-cell table:style-name="ce13" office:value-type="string" calcext:value-type="string">
            <text:p>Einfluss</text:p>
          </table:table-cell>
          <table:table-cell table:style-name="ce19" office:value-type="string" calcext:value-type="string">
            <text:p>Konfliktpotential</text:p>
          </table:table-cell>
          <table:table-cell table:style-name="ce19"/>
          <table:table-cell table:style-name="ce24"/>
          <table:table-cell table:style-name="ce19"/>
          <table:table-cell table:style-name="ce13"/>
          <table:table-cell table:number-columns-repeated="1015"/>
        </table:table-row>
        <table:table-row table:style-name="ro1">
          <table:table-cell/>
          <table:table-cell table:style-name="ce7"/>
          <table:table-cell table:style-name="ce14" office:value-type="string" calcext:value-type="string">
            <text:p>+ positiv</text:p>
          </table:table-cell>
          <table:table-cell table:style-name="ce17" office:value-type="string" calcext:value-type="string">
            <text:p>+ hoch</text:p>
          </table:table-cell>
          <table:table-cell table:style-name="ce14" office:value-type="string" calcext:value-type="string">
            <text:p>+ hoch</text:p>
          </table:table-cell>
          <table:table-cell table:style-name="ce14"/>
          <table:table-cell table:style-name="ce24"/>
          <table:table-cell table:style-name="ce14"/>
          <table:table-cell table:style-name="ce17"/>
          <table:table-cell table:number-columns-repeated="1015"/>
        </table:table-row>
        <table:table-row table:style-name="ro2">
          <table:table-cell/>
          <table:table-cell table:style-name="ce8"/>
          <table:table-cell table:style-name="ce15" office:value-type="string" calcext:value-type="string">
            <text:p>- negativ</text:p>
          </table:table-cell>
          <table:table-cell table:style-name="ce18" office:value-type="string" calcext:value-type="string">
            <text:p>- niedrig</text:p>
          </table:table-cell>
          <table:table-cell table:style-name="ce15" office:value-type="string" calcext:value-type="string">
            <text:p>- niedrig</text:p>
          </table:table-cell>
          <table:table-cell table:style-name="ce15"/>
          <table:table-cell table:style-name="ce25"/>
          <table:table-cell table:style-name="ce15"/>
          <table:table-cell table:style-name="ce18"/>
          <table:table-cell table:number-columns-repeated="1015"/>
        </table:table-row>
        <table:table-row table:style-name="ro2">
          <table:table-cell/>
          <table:table-cell table:style-name="ce7"/>
          <table:table-cell table:style-name="ce13" table:number-columns-repeated="3"/>
          <table:table-cell table:style-name="ce19" table:number-columns-repeated="3"/>
          <table:table-cell table:style-name="ce13"/>
          <table:table-cell table:number-columns-repeated="1015"/>
        </table:table-row>
        <table:table-row table:style-name="ro1" table:number-rows-repeated="4">
          <table:table-cell/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ce9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ilnehmer</meta:initial-creator>
    <meta:creation-date>2018-08-15T06:39:18</meta:creation-date>
    <dc:date>2020-06-24T18:42:34.620244301</dc:date>
    <meta:editing-duration>PT1H18M41S</meta:editing-duration>
    <meta:generator>LibreOffice/6.4.4.2$Linux_X86_64 LibreOffice_project/40$Build-2</meta:generator>
    <meta:editing-cycles>14</meta:editing-cycles>
    <meta:document-statistic meta:table-count="1" meta:cell-count="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